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DEFINICIÓN FUNCIONAL - AJEDREZ DIGITAL**</text:p>
      <text:p text:style-name="Standard"/>
      <text:p text:style-name="Standard">FINALIDAD:</text:p>
      <text:p text:style-name="Standard">Crear una aplicación de escritorio en Java con JavaFX para jugar al ajedrez con todas las reglas oficiales.</text:p>
      <text:p text:style-name="Standard"/>
      <text:p text:style-name="Standard">PÚBLICO OBJETIVO:</text:p>
      <text:p text:style-name="Standard">Jugadores de ajedrez aficionados que quieran practicar en PC.</text:p>
      <text:p text:style-name="Standard"/>
      <text:p text:style-name="Standard">OBJETIVOS GENERALES:</text:p>
      <text:p text:style-name="Standard">- Implementar un juego de ajedrez 100% funcional</text:p>
      <text:p text:style-name="Standard">- Aplicar POO, herencia, patrones MVC</text:p>
      <text:p text:style-name="Standard">- Incluir todas las reglas oficiales (enroque, captura al paso, promoción)</text:p>
      <text:p text:style-name="Standard"/>
      <text:p text:style-name="Standard">OBJETIVOS ESPECÍFICOS:</text:p>
      <text:p text:style-name="Standard">- Tablero gráfico 8x8 con piezas visuales</text:p>
      <text:p text:style-name="Standard">- Lógica completa de movimientos y validaciones</text:p>
      <text:p text:style-name="Standard">- Cronómetro por jugador con tiempo configurable</text:p>
      <text:p text:style-name="Standard">- Sistema de puntuación automática</text:p>
      <text:p text:style-name="Standard">- Estados de partida (jaque mate, tablas, etc.)</text:p>
      <text:p text:style-name="Standard">- Historial de movimientos y deshacer</text:p>
      <text:p text:style-name="Standard"/>
      <text:p text:style-name="Standard">FUNCIONALIDADES PRINCIPALES:</text:p>
      <text:p text:style-name="Standard">1. Nueva partida / Cargar partida</text:p>
      <text:p text:style-name="Standard">2. Mover piezas con validación automática</text:p>
      <text:p text:style-name="Standard">3. Reglas especiales: enroque, captura al paso, promoción</text:p>
      <text:p text:style-name="Standard">4. Cronómetro con incremento opcional</text:p>
      <text:p text:style-name="Standard">5. Panel de puntuación y piezas capturadas</text:p>
      <text:p text:style-name="Standard">6. Finalizar partida (victoria/derrota/tablas)</text:p>
      <text:p text:style-name="Standard">7. Deshacer último movimien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17:28:59.600928200</meta:creation-date>
    <dc:date>2026-02-26T17:30:19.096597300</dc:date>
    <meta:editing-duration>PT1M22S</meta:editing-duration>
    <meta:editing-cycles>1</meta:editing-cycles>
    <meta:document-statistic meta:table-count="0" meta:image-count="0" meta:object-count="0" meta:page-count="1" meta:paragraph-count="24" meta:word-count="146" meta:character-count="1005" meta:non-whitespace-character-count="883"/>
    <meta:generator>LibreOffice/25.2.7.2$Windows_X86_64 LibreOffice_project/5cbfd1ab6520636bb5f7b99185aa69bd7456825d</meta:generator>
  </office:meta>
</office:document-meta>
</file>